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7c3f2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bold" officeooo:rsid="000283cb" officeooo:paragraph-rsid="000283cb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0b662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1c3687" fo:font-size="12pt" fo:font-style="italic" style:text-underline-style="none" fo:font-weight="normal" officeooo:rsid="000283cb" officeooo:paragraph-rsid="000b662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a47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<text:span text:style-name="T2">10</text:span><text:span text:style-name="T1"> <text:tab/></text:span><text:span text:style-name="T2">PAGE REPLACEMENT TECHNIQUES</text:span></text:p>
      <text:p text:style-name="P2">-S.Vishakan CSE-C 18 5001 196</text:p>
      <text:p text:style-name="P3"/>
      <text:p text:style-name="P4">Source Code:</text:p>
      <text:p text:style-name="P4"/>
      <text:p text:style-name="P7">#include &lt;stdio.h&gt;</text:p>
      <text:p text:style-name="P7">#include &lt;stdlib.h&gt;</text:p>
      <text:p text:style-name="P7"/>
      <text:p text:style-name="P7">#define MAXSIZE 20 //max. size of reference string</text:p>
      <text:p text:style-name="P7"/>
      <text:p text:style-name="P7">struct Node</text:p>
      <text:p text:style-name="P7">{ //node for linked list based queue</text:p>
      <text:p text:style-name="P7"><text:s text:c="4"/>int data;</text:p>
      <text:p text:style-name="P7"><text:s text:c="4"/>struct Node *next;</text:p>
      <text:p text:style-name="P7">};</text:p>
      <text:p text:style-name="P7"/>
      <text:p text:style-name="P7">typedef struct Node node;</text:p>
      <text:p text:style-name="P7"/>
      <text:p text:style-name="P7">node *current = NULL; //pointers for queue</text:p>
      <text:p text:style-name="P7">node *prev = NULL;</text:p>
      <text:p text:style-name="P7"/>
      <text:p text:style-name="P7">node <text:s text:c="3"/>*enqueue(node *head, int data);</text:p>
      <text:p text:style-name="P7">node <text:s text:c="3"/>*dequeue(node *head);</text:p>
      <text:p text:style-name="P7">node <text:s text:c="3"/>*delete (node *head, int data);</text:p>
      <text:p text:style-name="P7">int <text:s text:c="4"/><text:tab/>search(node *head, int val);</text:p>
      <text:p text:style-name="P7">int <text:s text:c="4"/><text:tab/>getSize(node *head);</text:p>
      <text:p text:style-name="P7">void <text:s text:c="3"/><text:tab/>printList(node *head);</text:p>
      <text:p text:style-name="P7">void <text:s text:c="3"/><text:tab/>toArray(node *head, int arr[]);</text:p>
      <text:p text:style-name="P7">int <text:s text:c="4"/><text:tab/>min(int arr[], int len);</text:p>
      <text:p text:style-name="P7">int <text:s text:c="4"/><text:tab/>max(int arr[], int len);</text:p>
      <text:p text:style-name="P7">int <text:s text:c="4"/><text:tab/>linearSearch(int arr[], int start, int len, int elt);</text:p>
      <text:p text:style-name="P7">void <text:s text:c="3"/><text:tab/>printArray(int arr[], int len);</text:p>
      <text:p text:style-name="P7">int <text:s text:c="4"/><text:tab/>FIFO(int ref_str[], int len, int fsize);</text:p>
      <text:p text:style-name="P7">int <text:s text:c="4"/><text:tab/>LRU(int ref_str[], int len, int fsize);</text:p>
      <text:p text:style-name="P7">int <text:s text:c="4"/><text:tab/>OPT(int ref_str[], int len, int fsize);</text:p>
      <text:p text:style-name="P7"/>
      <text:p text:style-name="P7">int main(void)</text:p>
      <text:p text:style-name="P7">{</text:p>
      <text:p text:style-name="P7"/>
      <text:p text:style-name="P7"><text:s text:c="4"/>int ref_str[MAXSIZE] = {7, 0, 1, 2, 0, 3, 0, 4, 2, 3, 0, 3, 2, 1, 2, 0, 1, 7, 0, 1}; //default loaded ref. string.</text:p>
      <text:p text:style-name="P7"><text:s text:c="4"/>int len = MAXSIZE, opt = -1, fsize = 3, pagefaults = 0, i = 0;</text:p>
      <text:p text:style-name="P7"/>
      <text:p text:style-name="P7"><text:s text:c="4"/>while (opt != 0)</text:p>
      <text:p text:style-name="P7"><text:s text:c="4"/>{</text:p>
      <text:p text:style-name="P7"><text:soft-page-break/><text:s text:c="8"/>printf("\n\n\t\t\tMain Menu\n\n\t1. Enter the Reference String\n\t2. View the Reference String\n\t3. Implement FIFO Algorithm\n\t4. Implement LRU Algorithm\n\t5. Implement Optimal Algorithm\n\t0. Exit\n\tYour Choice -&gt; ");</text:p>
      <text:p text:style-name="P7"><text:s text:c="8"/>scanf("%d", &amp;opt);</text:p>
      <text:p text:style-name="P7"/>
      <text:p text:style-name="P7"><text:s text:c="8"/>switch (opt)</text:p>
      <text:p text:style-name="P7"><text:s text:c="8"/>{</text:p>
      <text:p text:style-name="P7"><text:s text:c="8"/>case 1:</text:p>
      <text:p text:style-name="P7"><text:s text:c="12"/>printf("\nEnter the length of the reference string(Maximum : 20): ");</text:p>
      <text:p text:style-name="P7"><text:s text:c="12"/>scanf("%d", &amp;len);</text:p>
      <text:p text:style-name="P7"><text:s text:c="12"/>printf("\nEnter the reference string: ");</text:p>
      <text:p text:style-name="P7"><text:s text:c="12"/>for (i = 0; i &lt; len; i++)</text:p>
      <text:p text:style-name="P7"><text:s text:c="12"/>{</text:p>
      <text:p text:style-name="P7"><text:s text:c="16"/>scanf("%d", &amp;ref_str[i]);</text:p>
      <text:p text:style-name="P7"><text:s text:c="12"/>}</text:p>
      <text:p text:style-name="P7"><text:s text:c="12"/>printf("\nEnter the frame size: ");</text:p>
      <text:p text:style-name="P7"><text:s text:c="12"/>scanf("%d", &amp;fsize);</text:p>
      <text:p text:style-name="P7"><text:s text:c="12"/>break;</text:p>
      <text:p text:style-name="P7"/>
      <text:p text:style-name="P7"><text:s text:c="8"/>case 2:</text:p>
      <text:p text:style-name="P7"><text:s text:c="12"/>printf("\n\tReference String:\n\t");</text:p>
      <text:p text:style-name="P7"><text:s text:c="12"/>printArray(ref_str, len);</text:p>
      <text:p text:style-name="P7"><text:s text:c="12"/>printf("\n\n\tLength of Reference String: %d", len);</text:p>
      <text:p text:style-name="P7"><text:s text:c="12"/>printf("\n\n\tFrame Size: %d", fsize);</text:p>
      <text:p text:style-name="P7"><text:s text:c="12"/>break;</text:p>
      <text:p text:style-name="P7"/>
      <text:p text:style-name="P7"><text:s text:c="8"/>case 3:</text:p>
      <text:p text:style-name="P7"><text:s text:c="12"/>pagefaults = FIFO(ref_str, len, fsize);</text:p>
      <text:p text:style-name="P7"><text:s text:c="12"/>printf("\nNo. of Page Faults on performing FIFO Algorithm: %d", pagefaults);</text:p>
      <text:p text:style-name="P7"><text:s text:c="12"/>break;</text:p>
      <text:p text:style-name="P7"/>
      <text:p text:style-name="P7"><text:s text:c="8"/>case 4:</text:p>
      <text:p text:style-name="P7"><text:s text:c="12"/>pagefaults = LRU(ref_str, len, fsize);</text:p>
      <text:p text:style-name="P7"><text:s text:c="12"/>printf("\nNo. of Page Faults on performing LRU Algorithm: %d", pagefaults);</text:p>
      <text:p text:style-name="P7"><text:s text:c="12"/>break;</text:p>
      <text:p text:style-name="P7"/>
      <text:p text:style-name="P7"><text:s text:c="8"/>case 5:</text:p>
      <text:p text:style-name="P7"><text:s text:c="12"/>pagefaults = OPT(ref_str, len, fsize);</text:p>
      <text:p text:style-name="P7"><text:s text:c="12"/>printf("\nNo. of Page Faults on performing Optimal Algorithm: %d", pagefaults);</text:p>
      <text:p text:style-name="P7"><text:s text:c="12"/>break;</text:p>
      <text:p text:style-name="P7"/>
      <text:p text:style-name="P7"><text:s text:c="8"/>case 0:</text:p>
      <text:p text:style-name="P7"><text:s text:c="12"/>printf("\n\t\tThank You!\n");</text:p>
      <text:p text:style-name="P7"><text:s text:c="12"/>break;</text:p>
      <text:p text:style-name="P7"/>
      <text:p text:style-name="P7"><text:s text:c="8"/>default:</text:p>
      <text:p text:style-name="P7"><text:s text:c="12"/>printf("\nInvalid Choice.");</text:p>
      <text:p text:style-name="P7"><text:s text:c="12"/>break;</text:p>
      <text:p text:style-name="P7"><text:s text:c="8"/>}</text:p>
      <text:p text:style-name="P7"><text:s text:c="4"/>};</text:p>
      <text:p text:style-name="P7"/>
      <text:p text:style-name="P7"><text:s text:c="4"/>return 0;</text:p>
      <text:p text:style-name="P7"><text:soft-page-break/>}</text:p>
      <text:p text:style-name="P7"/>
      <text:p text:style-name="P7">node *enqueue(node *head, int data)</text:p>
      <text:p text:style-name="P7">{ //enqueuing a new frame on the loaded frame queue</text:p>
      <text:p text:style-name="P7"><text:s text:c="4"/>node *new_node = (node *)malloc(sizeof(node));</text:p>
      <text:p text:style-name="P7"><text:s text:c="4"/>new_node-&gt;data = data;</text:p>
      <text:p text:style-name="P7"><text:s text:c="4"/>new_node-&gt;next = head;</text:p>
      <text:p text:style-name="P7"><text:s text:c="4"/>head = new_node;</text:p>
      <text:p text:style-name="P7"/>
      <text:p text:style-name="P7"><text:s text:c="4"/>return head;</text:p>
      <text:p text:style-name="P7">}</text:p>
      <text:p text:style-name="P7"/>
      <text:p text:style-name="P7">node *dequeue(node *head)</text:p>
      <text:p text:style-name="P7">{ //dequeueing from the loaded frame queue</text:p>
      <text:p text:style-name="P7"><text:s text:c="4"/>node *temp = head;</text:p>
      <text:p text:style-name="P7"/>
      <text:p text:style-name="P7"><text:s text:c="4"/>if (head == NULL)</text:p>
      <text:p text:style-name="P7"><text:s text:c="4"/>{</text:p>
      <text:p text:style-name="P7"><text:s text:c="8"/>return head;</text:p>
      <text:p text:style-name="P7"><text:s text:c="4"/>}</text:p>
      <text:p text:style-name="P7"/>
      <text:p text:style-name="P7"><text:s text:c="4"/>else if (head-&gt;next == NULL)</text:p>
      <text:p text:style-name="P7"><text:s text:c="4"/>{</text:p>
      <text:p text:style-name="P7"><text:s text:c="8"/>free(head);</text:p>
      <text:p text:style-name="P7"><text:s text:c="8"/>head = NULL;</text:p>
      <text:p text:style-name="P7"/>
      <text:p text:style-name="P7"><text:s text:c="8"/>return head;</text:p>
      <text:p text:style-name="P7"><text:s text:c="4"/>}</text:p>
      <text:p text:style-name="P7"/>
      <text:p text:style-name="P7"><text:s text:c="4"/>for (temp = head; temp-&gt;next != NULL; temp = temp-&gt;next)</text:p>
      <text:p text:style-name="P7"><text:s text:c="4"/>{</text:p>
      <text:p text:style-name="P7"><text:s text:c="8"/>prev = temp;</text:p>
      <text:p text:style-name="P7"><text:s text:c="4"/>}</text:p>
      <text:p text:style-name="P7"/>
      <text:p text:style-name="P7"><text:s text:c="4"/>free(temp);</text:p>
      <text:p text:style-name="P7"><text:s text:c="4"/>prev-&gt;next = NULL;</text:p>
      <text:p text:style-name="P7"/>
      <text:p text:style-name="P7"><text:s text:c="4"/>return head;</text:p>
      <text:p text:style-name="P7">}</text:p>
      <text:p text:style-name="P7"/>
      <text:p text:style-name="P7">node *delete (node *head, int data)</text:p>
      <text:p text:style-name="P7">{ //deleting a particular frame from the frame queue</text:p>
      <text:p text:style-name="P7"><text:s text:c="4"/>if (head == NULL)</text:p>
      <text:p text:style-name="P7"><text:s text:c="4"/>{</text:p>
      <text:p text:style-name="P7"><text:s text:c="8"/>return head;</text:p>
      <text:p text:style-name="P7"><text:s text:c="4"/>}</text:p>
      <text:p text:style-name="P7"/>
      <text:p text:style-name="P7"><text:s text:c="4"/>else if (head-&gt;data == data)</text:p>
      <text:p text:style-name="P7"><text:s text:c="4"/>{</text:p>
      <text:p text:style-name="P7"><text:s text:c="8"/>node *temp = head;</text:p>
      <text:p text:style-name="P7"><text:s text:c="8"/>head = head-&gt;next;</text:p>
      <text:p text:style-name="P7"><text:s text:c="8"/>free(temp);</text:p>
      <text:p text:style-name="P7"><text:soft-page-break/></text:p>
      <text:p text:style-name="P7"><text:s text:c="8"/>return head;</text:p>
      <text:p text:style-name="P7"><text:s text:c="4"/>}</text:p>
      <text:p text:style-name="P7"/>
      <text:p text:style-name="P7"><text:s text:c="4"/>else</text:p>
      <text:p text:style-name="P7"><text:s text:c="4"/>{</text:p>
      <text:p text:style-name="P7"><text:s text:c="8"/>node *temp = NULL;</text:p>
      <text:p text:style-name="P7"><text:s text:c="8"/>node *t = NULL;</text:p>
      <text:p text:style-name="P7"/>
      <text:p text:style-name="P7"><text:s text:c="8"/>for (temp = head; temp-&gt;next != NULL; temp = temp-&gt;next)</text:p>
      <text:p text:style-name="P7"><text:s text:c="8"/>{</text:p>
      <text:p text:style-name="P7"><text:s text:c="12"/>if ((temp-&gt;next)-&gt;data == data)</text:p>
      <text:p text:style-name="P7"><text:s text:c="12"/>{</text:p>
      <text:p text:style-name="P7"><text:s text:c="16"/>t = temp-&gt;next;</text:p>
      <text:p text:style-name="P7"><text:s text:c="16"/>temp-&gt;next = (temp-&gt;next)-&gt;next;</text:p>
      <text:p text:style-name="P7"><text:s text:c="16"/>free(t);</text:p>
      <text:p text:style-name="P7"><text:s text:c="16"/>break;</text:p>
      <text:p text:style-name="P7"><text:s text:c="12"/>}</text:p>
      <text:p text:style-name="P7"><text:s text:c="8"/>}</text:p>
      <text:p text:style-name="P7"><text:s text:c="4"/>}</text:p>
      <text:p text:style-name="P7"/>
      <text:p text:style-name="P7"><text:s text:c="4"/>return head;</text:p>
      <text:p text:style-name="P7">}</text:p>
      <text:p text:style-name="P7"/>
      <text:p text:style-name="P7">int search(node *head, int data)</text:p>
      <text:p text:style-name="P7">{ //searching for a particular frame in the queue</text:p>
      <text:p text:style-name="P7"><text:s text:c="4"/>current = head;</text:p>
      <text:p text:style-name="P7"/>
      <text:p text:style-name="P7"><text:s text:c="4"/>if (head == NULL)</text:p>
      <text:p text:style-name="P7"><text:s text:c="4"/>{</text:p>
      <text:p text:style-name="P7"><text:s text:c="8"/>return 0;</text:p>
      <text:p text:style-name="P7"><text:s text:c="4"/>}</text:p>
      <text:p text:style-name="P7"/>
      <text:p text:style-name="P7"><text:s text:c="4"/>while (current != NULL)</text:p>
      <text:p text:style-name="P7"><text:s text:c="4"/>{</text:p>
      <text:p text:style-name="P7"><text:s text:c="8"/>if (current-&gt;data == data)</text:p>
      <text:p text:style-name="P7"><text:s text:c="8"/>{</text:p>
      <text:p text:style-name="P7"><text:s text:c="12"/>return 1;</text:p>
      <text:p text:style-name="P7"><text:s text:c="8"/>}</text:p>
      <text:p text:style-name="P7"><text:s text:c="8"/>current = current-&gt;next;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7">int getSize(node *head)</text:p>
      <text:p text:style-name="P7">{ //obtaining the size of the queue</text:p>
      <text:p text:style-name="P7"><text:s text:c="4"/>int size = 0;</text:p>
      <text:p text:style-name="P7"/>
      <text:p text:style-name="P7"><text:s text:c="4"/>if (head == NULL)</text:p>
      <text:p text:style-name="P7"><text:s text:c="4"/>{</text:p>
      <text:p text:style-name="P7"><text:s text:c="8"/>return 0;</text:p>
      <text:p text:style-name="P7"><text:soft-page-break/><text:s text:c="4"/>}</text:p>
      <text:p text:style-name="P7"/>
      <text:p text:style-name="P7"><text:s text:c="4"/>current = head;</text:p>
      <text:p text:style-name="P7"><text:s text:c="4"/>size = 1;</text:p>
      <text:p text:style-name="P7"/>
      <text:p text:style-name="P7"><text:s text:c="4"/>while (current-&gt;next != NULL)</text:p>
      <text:p text:style-name="P7"><text:s text:c="4"/>{</text:p>
      <text:p text:style-name="P7"><text:s text:c="8"/>size++;</text:p>
      <text:p text:style-name="P7"><text:s text:c="8"/>current = current-&gt;next;</text:p>
      <text:p text:style-name="P7"><text:s text:c="4"/>}</text:p>
      <text:p text:style-name="P7"/>
      <text:p text:style-name="P7"><text:s text:c="4"/>return size;</text:p>
      <text:p text:style-name="P7">}</text:p>
      <text:p text:style-name="P7"/>
      <text:p text:style-name="P7">void printList(node *head)</text:p>
      <text:p text:style-name="P7">{ //printing the loaded frame queue</text:p>
      <text:p text:style-name="P7"><text:s text:c="4"/>node *temp = head;</text:p>
      <text:p text:style-name="P7"><text:s text:c="4"/>printf("\n");</text:p>
      <text:p text:style-name="P7"><text:s text:c="4"/>while (temp != NULL)</text:p>
      <text:p text:style-name="P7"><text:s text:c="4"/>{</text:p>
      <text:p text:style-name="P7"><text:s text:c="8"/>printf("%d ", temp-&gt;data);</text:p>
      <text:p text:style-name="P7"><text:s text:c="8"/>temp = temp-&gt;next;</text:p>
      <text:p text:style-name="P7"><text:s text:c="4"/>}</text:p>
      <text:p text:style-name="P7"/>
      <text:p text:style-name="P7"><text:s text:c="4"/>printf("\n");</text:p>
      <text:p text:style-name="P7">}</text:p>
      <text:p text:style-name="P7"/>
      <text:p text:style-name="P7">void printArray(int arr[], int len)</text:p>
      <text:p text:style-name="P7">{ //printing an array</text:p>
      <text:p text:style-name="P7"><text:s text:c="4"/>int i = 0;</text:p>
      <text:p text:style-name="P7"><text:s text:c="4"/>printf("\n");</text:p>
      <text:p text:style-name="P7"><text:s text:c="4"/>for (i = 0; i &lt; len; i++)</text:p>
      <text:p text:style-name="P7"><text:s text:c="4"/>{</text:p>
      <text:p text:style-name="P7"><text:s text:c="8"/>printf("%d ", arr[i]);</text:p>
      <text:p text:style-name="P7"><text:s text:c="4"/>}</text:p>
      <text:p text:style-name="P7"><text:s text:c="4"/>printf("\n");</text:p>
      <text:p text:style-name="P7">}</text:p>
      <text:p text:style-name="P7"/>
      <text:p text:style-name="P7">void toArray(node *head, int arr[])</text:p>
      <text:p text:style-name="P7">{ //converting a linked list to an array</text:p>
      <text:p text:style-name="P7"><text:s text:c="4"/>node *temp = head;</text:p>
      <text:p text:style-name="P7"><text:s text:c="4"/>int i = 0;</text:p>
      <text:p text:style-name="P7"/>
      <text:p text:style-name="P7"><text:s text:c="4"/>while (temp != NULL)</text:p>
      <text:p text:style-name="P7"><text:s text:c="4"/>{</text:p>
      <text:p text:style-name="P7"><text:s text:c="8"/>arr[i] = temp-&gt;data;</text:p>
      <text:p text:style-name="P7"><text:s text:c="8"/>temp = temp-&gt;next;</text:p>
      <text:p text:style-name="P7"><text:s text:c="8"/>i++;</text:p>
      <text:p text:style-name="P7"><text:s text:c="4"/>}</text:p>
      <text:p text:style-name="P7">}</text:p>
      <text:p text:style-name="P7"/>
      <text:p text:style-name="P7">int min(int arr[], int len)</text:p>
      <text:p text:style-name="P7"><text:soft-page-break/>{ //finding index of min. element of an array</text:p>
      <text:p text:style-name="P7"><text:s text:c="4"/>int min = 0, i = 0;</text:p>
      <text:p text:style-name="P7"><text:s text:c="4"/>for (i = 0; i &lt; len; i++)</text:p>
      <text:p text:style-name="P7"><text:s text:c="4"/>{</text:p>
      <text:p text:style-name="P7"><text:s text:c="8"/>if (arr[i] &lt;= arr[min])</text:p>
      <text:p text:style-name="P7"><text:s text:c="8"/>{</text:p>
      <text:p text:style-name="P7"><text:s text:c="12"/>min = i;</text:p>
      <text:p text:style-name="P7"><text:s text:c="8"/>}</text:p>
      <text:p text:style-name="P7"><text:s text:c="4"/>}</text:p>
      <text:p text:style-name="P7"/>
      <text:p text:style-name="P7"><text:s text:c="4"/>return min;</text:p>
      <text:p text:style-name="P7">}</text:p>
      <text:p text:style-name="P7"/>
      <text:p text:style-name="P7">int max(int arr[], int len)</text:p>
      <text:p text:style-name="P7">{ //finding index of max. element of an array</text:p>
      <text:p text:style-name="P7"><text:s text:c="4"/>int max = 0, i = 0;</text:p>
      <text:p text:style-name="P7"><text:s text:c="4"/>for (i = 0; i &lt; len; i++)</text:p>
      <text:p text:style-name="P7"><text:s text:c="4"/>{</text:p>
      <text:p text:style-name="P7"><text:s text:c="8"/>if (arr[i] &gt; arr[max])</text:p>
      <text:p text:style-name="P7"><text:s text:c="8"/>{</text:p>
      <text:p text:style-name="P7"><text:s text:c="12"/>max = i;</text:p>
      <text:p text:style-name="P7"><text:s text:c="8"/>}</text:p>
      <text:p text:style-name="P7"><text:s text:c="4"/>}</text:p>
      <text:p text:style-name="P7"/>
      <text:p text:style-name="P7"><text:s text:c="4"/>return max;</text:p>
      <text:p text:style-name="P7">}</text:p>
      <text:p text:style-name="P7"/>
      <text:p text:style-name="P7">int linearSearch(int arr[], int start, int len, int elt)</text:p>
      <text:p text:style-name="P7">{ //searching for a specific element in an array</text:p>
      <text:p text:style-name="P7"><text:s text:c="4"/>int index = 9999, i = 0;</text:p>
      <text:p text:style-name="P7"><text:s text:c="4"/>for (i = start; i &lt; len; i++)</text:p>
      <text:p text:style-name="P7"><text:s text:c="4"/>{</text:p>
      <text:p text:style-name="P7"><text:s text:c="8"/>if (arr[i] == elt)</text:p>
      <text:p text:style-name="P7"><text:s text:c="8"/>{</text:p>
      <text:p text:style-name="P7"><text:s text:c="12"/>index = i;</text:p>
      <text:p text:style-name="P7"><text:s text:c="8"/>}</text:p>
      <text:p text:style-name="P7"><text:s text:c="4"/>}</text:p>
      <text:p text:style-name="P7"/>
      <text:p text:style-name="P7"><text:s text:c="4"/>return index;</text:p>
      <text:p text:style-name="P7">}</text:p>
      <text:p text:style-name="P7"/>
      <text:p text:style-name="P7">int FIFO(int ref_str[], int len, int fsize)</text:p>
      <text:p text:style-name="P7">{ //performing the FIFO algorithm</text:p>
      <text:p text:style-name="P7"><text:s text:c="4"/>node *head = NULL;</text:p>
      <text:p text:style-name="P7"><text:s text:c="4"/>int i = 0, listsize = 0, found, pagefaults = 0;</text:p>
      <text:p text:style-name="P7"/>
      <text:p text:style-name="P7"><text:s text:c="4"/>printf("\nImplementing FIFO Algorithm: \n");</text:p>
      <text:p text:style-name="P7"/>
      <text:p text:style-name="P7"><text:s text:c="4"/>for (i = 0; i &lt; len; i++)</text:p>
      <text:p text:style-name="P7"><text:s text:c="4"/>{</text:p>
      <text:p text:style-name="P7"><text:s text:c="8"/>listsize = getSize(head);</text:p>
      <text:p text:style-name="P7"/>
      <text:p text:style-name="P7"><text:soft-page-break/><text:s text:c="8"/>if (listsize &lt; fsize)</text:p>
      <text:p text:style-name="P7"><text:s text:c="8"/>{ //initial loading to frame queue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head = enqueue(head, ref_str[i]);</text:p>
      <text:p text:style-name="P7"><text:s text:c="12"/>}</text:p>
      <text:p text:style-name="P7"><text:s text:c="12"/>printList(head);</text:p>
      <text:p text:style-name="P7"><text:s text:c="8"/>}</text:p>
      <text:p text:style-name="P7"><text:s text:c="8"/>else</text:p>
      <text:p text:style-name="P7"><text:s text:c="8"/>{ //page replacement strategy : FIFO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head = dequeue(head); //FIFO dequeue-enqueue</text:p>
      <text:p text:style-name="P7"><text:s text:c="16"/>head = enqueue(head, ref_str[i]);</text:p>
      <text:p text:style-name="P7"><text:s text:c="12"/>}</text:p>
      <text:p text:style-name="P7"><text:s text:c="12"/>printList(head);</text:p>
      <text:p text:style-name="P7"><text:s text:c="8"/>}</text:p>
      <text:p text:style-name="P7"><text:s text:c="4"/>}</text:p>
      <text:p text:style-name="P7"/>
      <text:p text:style-name="P7"><text:s text:c="4"/>return pagefaults;</text:p>
      <text:p text:style-name="P7">}</text:p>
      <text:p text:style-name="P7"/>
      <text:p text:style-name="P7">int LRU(int ref_str[], int len, int fsize)</text:p>
      <text:p text:style-name="P7">{ //performing the LRU algorithm</text:p>
      <text:p text:style-name="P7"><text:s text:c="4"/>node *head = NULL;</text:p>
      <text:p text:style-name="P7"><text:s text:c="4"/>int current_list[MAXSIZE];</text:p>
      <text:p text:style-name="P7"><text:s text:c="4"/>int current_found_index[fsize];</text:p>
      <text:p text:style-name="P7"><text:s text:c="4"/>int i = 0, j = 0, listsize = 0, found = 0, pagefaults = 0, min_used;</text:p>
      <text:p text:style-name="P7"/>
      <text:p text:style-name="P7"><text:s text:c="4"/>printf("\nImplementing Least Recently Used Algorithm: \n");</text:p>
      <text:p text:style-name="P7"/>
      <text:p text:style-name="P7"><text:s text:c="4"/>for (i = 0; i &lt; len; i++)</text:p>
      <text:p text:style-name="P7"><text:s text:c="4"/>{</text:p>
      <text:p text:style-name="P7"><text:s text:c="8"/>listsize = getSize(head);</text:p>
      <text:p text:style-name="P7"><text:s text:c="8"/>if (listsize &lt; fsize)</text:p>
      <text:p text:style-name="P7"><text:s text:c="8"/>{ //initial loading of frame queue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head = enqueue(head, ref_str[i]);</text:p>
      <text:p text:style-name="P7"><text:s text:c="12"/>}</text:p>
      <text:p text:style-name="P7"><text:s text:c="12"/>printList(head);</text:p>
      <text:p text:style-name="P7"><text:s text:c="8"/>}</text:p>
      <text:p text:style-name="P7"><text:s text:c="8"/>else</text:p>
      <text:p text:style-name="P7"><text:s text:c="8"/>{ //page replacement strategy : LRU</text:p>
      <text:p text:style-name="P7"><text:s text:c="12"/>found = search(head, ref_str[i]);</text:p>
      <text:p text:style-name="P7"><text:s text:c="12"/>if (found == 0)</text:p>
      <text:p text:style-name="P7"><text:soft-page-break/><text:s text:c="12"/>{</text:p>
      <text:p text:style-name="P7"><text:s text:c="16"/>pagefaults++;</text:p>
      <text:p text:style-name="P7"><text:s text:c="16"/>toArray(head, current_list);</text:p>
      <text:p text:style-name="P7"><text:s text:c="16"/>for (j = 0; j &lt; fsize; j++)</text:p>
      <text:p text:style-name="P7"><text:s text:c="16"/>{ //finding the least recently used page</text:p>
      <text:p text:style-name="P7"><text:s text:c="20"/>current_found_index[j] = linearSearch(ref_str, 0, i, current_list[j]);</text:p>
      <text:p text:style-name="P7"><text:s text:c="16"/>}</text:p>
      <text:p text:style-name="P7"><text:s text:c="16"/>min_used = min(current_found_index, fsize);</text:p>
      <text:p text:style-name="P7"><text:s text:c="16"/>if (min_used == fsize - 1)</text:p>
      <text:p text:style-name="P7"><text:s text:c="16"/>{ //tie breaker : FIFO</text:p>
      <text:p text:style-name="P7"><text:s text:c="20"/>head = dequeue(head);</text:p>
      <text:p text:style-name="P7"><text:s text:c="20"/>head = enqueue(head, ref_str[i]);</text:p>
      <text:p text:style-name="P7"><text:s text:c="16"/>}</text:p>
      <text:p text:style-name="P7"><text:s text:c="16"/>else</text:p>
      <text:p text:style-name="P7"><text:s text:c="16"/>{ //replace the least recently used page</text:p>
      <text:p text:style-name="P7"><text:s text:c="20"/>head = delete (head, current_list[min_used]);</text:p>
      <text:p text:style-name="P7"><text:s text:c="20"/>head = enqueue(head, ref_str[i]);</text:p>
      <text:p text:style-name="P7"><text:s text:c="16"/>}</text:p>
      <text:p text:style-name="P7"><text:s text:c="12"/>}</text:p>
      <text:p text:style-name="P7"><text:s text:c="12"/>printList(head);</text:p>
      <text:p text:style-name="P7"><text:s text:c="8"/>}</text:p>
      <text:p text:style-name="P7"><text:s text:c="4"/>}</text:p>
      <text:p text:style-name="P7"/>
      <text:p text:style-name="P7"><text:s text:c="4"/>return pagefaults;</text:p>
      <text:p text:style-name="P7">}</text:p>
      <text:p text:style-name="P7"/>
      <text:p text:style-name="P7">int OPT(int ref_str[], int len, int fsize)</text:p>
      <text:p text:style-name="P7">{ //performing the Optimal algorithm</text:p>
      <text:p text:style-name="P7"><text:s text:c="4"/>node *head = NULL;</text:p>
      <text:p text:style-name="P7"><text:s text:c="4"/>int current_list[MAXSIZE];</text:p>
      <text:p text:style-name="P7"><text:s text:c="4"/>int current_found_index[fsize];</text:p>
      <text:p text:style-name="P7"><text:s text:c="4"/>int i = 0, j = 0, found = 0, pagefaults = 0, listsize = 0, max_used = 0;</text:p>
      <text:p text:style-name="P7"/>
      <text:p text:style-name="P7"><text:s text:c="4"/>printf("\nPerforming Optimal Algorithm: \n");</text:p>
      <text:p text:style-name="P7"/>
      <text:p text:style-name="P7"><text:s text:c="4"/>for (i = 0; i &lt; len; i++)</text:p>
      <text:p text:style-name="P7"><text:s text:c="4"/>{</text:p>
      <text:p text:style-name="P7"><text:s text:c="8"/>listsize = getSize(head);</text:p>
      <text:p text:style-name="P7"><text:s text:c="8"/>if (listsize &lt; fsize)</text:p>
      <text:p text:style-name="P7"><text:s text:c="8"/>{ //initial loading of frame queue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 text:c="16"/>pagefaults++;</text:p>
      <text:p text:style-name="P7"><text:s text:c="16"/>head = enqueue(head, ref_str[i]);</text:p>
      <text:p text:style-name="P7"><text:s text:c="12"/>}</text:p>
      <text:p text:style-name="P7"><text:s text:c="8"/>}</text:p>
      <text:p text:style-name="P7"><text:s text:c="8"/>else</text:p>
      <text:p text:style-name="P7"><text:s text:c="8"/>{ //page replacement strategy : Optimal</text:p>
      <text:p text:style-name="P7"><text:s text:c="12"/>found = search(head, ref_str[i]);</text:p>
      <text:p text:style-name="P7"><text:s text:c="12"/>if (found == 0)</text:p>
      <text:p text:style-name="P7"><text:s text:c="12"/>{</text:p>
      <text:p text:style-name="P7"><text:soft-page-break/><text:s text:c="16"/>pagefaults++;</text:p>
      <text:p text:style-name="P7"><text:s text:c="16"/>toArray(head, current_list);</text:p>
      <text:p text:style-name="P7"><text:s text:c="16"/>for (j = 0; j &lt; fsize; j++)</text:p>
      <text:p text:style-name="P7"><text:s text:c="16"/>{ //finding the next usage of each frame in the queue in the ref. string</text:p>
      <text:p text:style-name="P7"><text:s text:c="20"/>current_found_index[j] = linearSearch(ref_str, i + 1, len, current_list[j]);</text:p>
      <text:p text:style-name="P7"><text:s text:c="16"/>}</text:p>
      <text:p text:style-name="P7"><text:s text:c="16"/>max_used = max(current_found_index, fsize); //replacing the latest used frame with the new frame</text:p>
      <text:p text:style-name="P7"><text:s text:c="16"/>head = delete (head, current_list[max_used]);</text:p>
      <text:p text:style-name="P7"><text:s text:c="16"/>head = enqueue(head, ref_str[i]);</text:p>
      <text:p text:style-name="P7"><text:s text:c="12"/>}</text:p>
      <text:p text:style-name="P7"><text:s text:c="8"/>}</text:p>
      <text:p text:style-name="P7"/>
      <text:p text:style-name="P7"><text:s text:c="8"/>printList(head);</text:p>
      <text:p text:style-name="P7"><text:s text:c="4"/>}</text:p>
      <text:p text:style-name="P7"/>
      <text:p text:style-name="P7"><text:s text:c="4"/>return pagefaults;</text:p>
      <text:p text:style-name="P7">}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OUTPUT:</text:p>
      <text:p text:style-name="P9"/>
      <text:p text:style-name="P9">vishakan@Legion:~/Desktop/Operating-Systems/Ex10 Page Replacement Techniques$ gcc Replacement.c -o r</text:p>
      <text:p text:style-name="P9">vishakan@Legion:~/Desktop/Operating-Systems/Ex10 Page Replacement Techniques$ ./r</text:p>
      <text:p text:style-name="P9"/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0. Exit</text:p>
      <text:p text:style-name="P9"><text:s text:c="8"/>Your Choice -&gt; 1</text:p>
      <text:p text:style-name="P9"/>
      <text:p text:style-name="P9">Enter the length of the reference string(Maximum : 20): 20</text:p>
      <text:p text:style-name="P9"/>
      <text:p text:style-name="P9">Enter the reference string: 7 0 1 2 0 3 0 4 2 3 0 3 2 1 2 0 1 7 0 1</text:p>
      <text:p text:style-name="P9"/>
      <text:p text:style-name="P9">Enter the frame size: 3</text:p>
      <text:p text:style-name="P9"/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0. Exit</text:p>
      <text:p text:style-name="P9"><text:s text:c="8"/>Your Choice -&gt; 2</text:p>
      <text:p text:style-name="P9"/>
      <text:p text:style-name="P9"><text:s text:c="8"/>Reference String:</text:p>
      <text:p text:style-name="P9"/>
      <text:p text:style-name="P9">7 0 1 2 0 3 0 4 2 3 0 3 2 1 2 0 1 7 0 1 </text:p>
      <text:p text:style-name="P9"/>
      <text:p text:style-name="P9"/>
      <text:p text:style-name="P9"><text:s text:c="8"/>Length of Reference String: 20</text:p>
      <text:p text:style-name="P9"/>
      <text:p text:style-name="P9"><text:s text:c="8"/>Frame Size: 3</text:p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0. Exit</text:p>
      <text:p text:style-name="P9"><text:s text:c="8"/>Your Choice -&gt; 3</text:p>
      <text:p text:style-name="P9"><text:soft-page-break/></text:p>
      <text:p text:style-name="P9">Implementing FIFO Algorithm: </text:p>
      <text:p text:style-name="P9"/>
      <text:p text:style-name="P9">7 </text:p>
      <text:p text:style-name="P9"/>
      <text:p text:style-name="P9">0 7 </text:p>
      <text:p text:style-name="P9"/>
      <text:p text:style-name="P9">1 0 7 </text:p>
      <text:p text:style-name="P9"/>
      <text:p text:style-name="P9">2 1 0 </text:p>
      <text:p text:style-name="P9"/>
      <text:p text:style-name="P9">2 1 0 </text:p>
      <text:p text:style-name="P9"/>
      <text:p text:style-name="P9">3 2 1 </text:p>
      <text:p text:style-name="P9"/>
      <text:p text:style-name="P9">0 3 2 </text:p>
      <text:p text:style-name="P9"/>
      <text:p text:style-name="P9">4 0 3 </text:p>
      <text:p text:style-name="P9"/>
      <text:p text:style-name="P9">2 4 0 </text:p>
      <text:p text:style-name="P9"/>
      <text:p text:style-name="P9">3 2 4 </text:p>
      <text:p text:style-name="P9"/>
      <text:p text:style-name="P9">0 3 2 </text:p>
      <text:p text:style-name="P9"/>
      <text:p text:style-name="P9">0 3 2 </text:p>
      <text:p text:style-name="P9"/>
      <text:p text:style-name="P9">0 3 2 </text:p>
      <text:p text:style-name="P9"/>
      <text:p text:style-name="P9">1 0 3 </text:p>
      <text:p text:style-name="P9"/>
      <text:p text:style-name="P9">2 1 0 </text:p>
      <text:p text:style-name="P9"/>
      <text:p text:style-name="P9">2 1 0 </text:p>
      <text:p text:style-name="P9"/>
      <text:p text:style-name="P9">2 1 0 </text:p>
      <text:p text:style-name="P9"/>
      <text:p text:style-name="P9">7 2 1 </text:p>
      <text:p text:style-name="P9"/>
      <text:p text:style-name="P9">0 7 2 </text:p>
      <text:p text:style-name="P9"/>
      <text:p text:style-name="P9">1 0 7 </text:p>
      <text:p text:style-name="P9"/>
      <text:p text:style-name="P9">No. of Page Faults on performing FIFO Algorithm: 15</text:p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oft-page-break/><text:s text:c="8"/>0. Exit</text:p>
      <text:p text:style-name="P9"><text:s text:c="8"/>Your Choice -&gt; 4</text:p>
      <text:p text:style-name="P9"/>
      <text:p text:style-name="P9">Implementing Least Recently Used Algorithm: </text:p>
      <text:p text:style-name="P9"/>
      <text:p text:style-name="P9">7 </text:p>
      <text:p text:style-name="P9"/>
      <text:p text:style-name="P9">0 7 </text:p>
      <text:p text:style-name="P9"/>
      <text:p text:style-name="P9">1 0 7 </text:p>
      <text:p text:style-name="P9"/>
      <text:p text:style-name="P9">2 1 0 </text:p>
      <text:p text:style-name="P9"/>
      <text:p text:style-name="P9">2 1 0 </text:p>
      <text:p text:style-name="P9"/>
      <text:p text:style-name="P9">3 2 0 </text:p>
      <text:p text:style-name="P9"/>
      <text:p text:style-name="P9">3 2 0 </text:p>
      <text:p text:style-name="P9"/>
      <text:p text:style-name="P9">4 3 0 </text:p>
      <text:p text:style-name="P9"/>
      <text:p text:style-name="P9">2 4 0 </text:p>
      <text:p text:style-name="P9"/>
      <text:p text:style-name="P9">3 2 4 </text:p>
      <text:p text:style-name="P9"/>
      <text:p text:style-name="P9">0 3 2 </text:p>
      <text:p text:style-name="P9"/>
      <text:p text:style-name="P9">0 3 2 </text:p>
      <text:p text:style-name="P9"/>
      <text:p text:style-name="P9">0 3 2 </text:p>
      <text:p text:style-name="P9"/>
      <text:p text:style-name="P9">1 3 2 </text:p>
      <text:p text:style-name="P9"/>
      <text:p text:style-name="P9">1 3 2 </text:p>
      <text:p text:style-name="P9"/>
      <text:p text:style-name="P9">0 1 2 </text:p>
      <text:p text:style-name="P9"/>
      <text:p text:style-name="P9">0 1 2 </text:p>
      <text:p text:style-name="P9"/>
      <text:p text:style-name="P9">7 0 1 </text:p>
      <text:p text:style-name="P9"/>
      <text:p text:style-name="P9">7 0 1 </text:p>
      <text:p text:style-name="P9"/>
      <text:p text:style-name="P9">7 0 1 </text:p>
      <text:p text:style-name="P9"/>
      <text:p text:style-name="P9">No. of Page Faults on performing LRU Algorithm: 12</text:p>
      <text:p text:style-name="P9"/>
      <text:p text:style-name="P9"><text:s text:c="24"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oft-page-break/><text:s text:c="8"/>4. Implement LRU Algorithm</text:p>
      <text:p text:style-name="P9"><text:s text:c="8"/>5. Implement Optimal Algorithm</text:p>
      <text:p text:style-name="P9"><text:s text:c="8"/>0. Exit</text:p>
      <text:p text:style-name="P9"><text:s text:c="8"/>Your Choice -&gt; 5</text:p>
      <text:p text:style-name="P9"/>
      <text:p text:style-name="P9">Performing Optimal Algorithm: </text:p>
      <text:p text:style-name="P9"/>
      <text:p text:style-name="P10">7 </text:p>
      <text:p text:style-name="P10"/>
      <text:p text:style-name="P10">0 7 </text:p>
      <text:p text:style-name="P10"/>
      <text:p text:style-name="P10">1 0 7 </text:p>
      <text:p text:style-name="P10"/>
      <text:p text:style-name="P10">2 0 7 </text:p>
      <text:p text:style-name="P10"/>
      <text:p text:style-name="P10">2 0 7 </text:p>
      <text:p text:style-name="P10"/>
      <text:p text:style-name="P10">3 2 7 </text:p>
      <text:p text:style-name="P10"/>
      <text:p text:style-name="P10">0 3 2 </text:p>
      <text:p text:style-name="P10"/>
      <text:p text:style-name="P10">4 3 2 </text:p>
      <text:p text:style-name="P10"/>
      <text:p text:style-name="P10">4 3 2 </text:p>
      <text:p text:style-name="P10"/>
      <text:p text:style-name="P10">4 3 2 </text:p>
      <text:p text:style-name="P10"/>
      <text:p text:style-name="P10">0 3 2 </text:p>
      <text:p text:style-name="P10"/>
      <text:p text:style-name="P10">0 3 2 </text:p>
      <text:p text:style-name="P10"/>
      <text:p text:style-name="P10">0 3 2 </text:p>
      <text:p text:style-name="P10"/>
      <text:p text:style-name="P10">1 0 2 </text:p>
      <text:p text:style-name="P10"/>
      <text:p text:style-name="P10">1 0 2 </text:p>
      <text:p text:style-name="P10"/>
      <text:p text:style-name="P10">1 0 2 </text:p>
      <text:p text:style-name="P10"/>
      <text:p text:style-name="P10">1 0 2 </text:p>
      <text:p text:style-name="P10"/>
      <text:p text:style-name="P10">7 1 0 </text:p>
      <text:p text:style-name="P10"/>
      <text:p text:style-name="P10">7 1 0 </text:p>
      <text:p text:style-name="P10"/>
      <text:p text:style-name="P10">7 1 0 </text:p>
      <text:p text:style-name="P9"/>
      <text:p text:style-name="P9">No. of Page Faults on performing Optimal Algorithm: 10</text:p>
      <text:p text:style-name="P9"/>
      <text:p text:style-name="P9"><text:s text:c="24"/></text:p>
      <text:p text:style-name="P9"/>
      <text:p text:style-name="P9"/>
      <text:p text:style-name="P9"><text:soft-page-break/><text:tab/><text:tab/>Main Menu</text:p>
      <text:p text:style-name="P9"/>
      <text:p text:style-name="P9"><text:s text:c="8"/>1. Enter the Reference String</text:p>
      <text:p text:style-name="P9"><text:s text:c="8"/>2. View the Reference String</text:p>
      <text:p text:style-name="P9"><text:s text:c="8"/>3. Implement FIFO Algorithm</text:p>
      <text:p text:style-name="P9"><text:s text:c="8"/>4. Implement LRU Algorithm</text:p>
      <text:p text:style-name="P9"><text:s text:c="8"/>5. Implement Optimal Algorithm</text:p>
      <text:p text:style-name="P9"><text:s text:c="8"/>0. Exit</text:p>
      <text:p text:style-name="P9"><text:s text:c="8"/>Your Choice -&gt; 0</text:p>
      <text:p text:style-name="P9"/>
      <text:p text:style-name="P9"><text:s text:c="12"/>Thank You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3-23T02:23:19.281852524</dc:date>
    <meta:editing-duration>PT18M5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4" meta:paragraph-count="482" meta:word-count="1720" meta:character-count="12279" meta:non-whitespace-character-count="7968"/>
  </office:meta>
</office:document-meta>
</file>